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1deb4c" officeooo:paragraph-rsid="000c8bfc"/>
    </style:style>
    <style:style style:name="P2" style:family="paragraph" style:parent-style-name="Subtitle">
      <style:text-properties officeooo:paragraph-rsid="000c8bfc"/>
    </style:style>
    <style:style style:name="P3" style:family="paragraph" style:parent-style-name="Title">
      <style:text-properties officeooo:rsid="000c8bfc" officeooo:paragraph-rsid="000c8bfc"/>
    </style:style>
    <style:style style:name="P4" style:family="paragraph" style:parent-style-name="Text_20_body">
      <style:text-properties officeooo:paragraph-rsid="000c8bfc"/>
    </style:style>
    <style:style style:name="P5" style:family="paragraph" style:parent-style-name="Text_20_body">
      <style:text-properties officeooo:rsid="000e5253" officeooo:paragraph-rsid="000e5253"/>
    </style:style>
    <style:style style:name="P6" style:family="paragraph" style:parent-style-name="Text_20_body">
      <style:text-properties officeooo:rsid="000f1e68" officeooo:paragraph-rsid="000f1e68"/>
    </style:style>
    <style:style style:name="P7" style:family="paragraph" style:parent-style-name="Text_20_body">
      <style:text-properties officeooo:rsid="000f1e68" officeooo:paragraph-rsid="00109092"/>
    </style:style>
    <style:style style:name="P8" style:family="paragraph" style:parent-style-name="Text_20_body">
      <style:text-properties officeooo:paragraph-rsid="00109092"/>
    </style:style>
    <style:style style:name="P9" style:family="paragraph" style:parent-style-name="Text_20_body">
      <style:text-properties officeooo:paragraph-rsid="00126130"/>
    </style:style>
    <style:style style:name="P10" style:family="paragraph" style:parent-style-name="Text_20_body">
      <style:text-properties officeooo:rsid="001661fc" officeooo:paragraph-rsid="001661fc"/>
    </style:style>
    <style:style style:name="P11" style:family="paragraph" style:parent-style-name="Text_20_body">
      <style:text-properties officeooo:paragraph-rsid="0015efa7"/>
    </style:style>
    <style:style style:name="P12" style:family="paragraph" style:parent-style-name="Text_20_body">
      <style:text-properties officeooo:paragraph-rsid="0016ab74"/>
    </style:style>
    <style:style style:name="P13" style:family="paragraph" style:parent-style-name="Text_20_body">
      <style:text-properties style:font-name="Liberation Serif1" officeooo:rsid="0017fb7c" officeooo:paragraph-rsid="0017fb7c"/>
    </style:style>
    <style:style style:name="P14" style:family="paragraph" style:parent-style-name="Text_20_body">
      <style:paragraph-properties fo:margin-top="0in" fo:margin-bottom="0in" loext:contextual-spacing="false" fo:line-height="100%" style:writing-mode="page"/>
      <style:text-properties style:font-name="Liberation Mono" fo:font-weight="bold" officeooo:rsid="001661fc" officeooo:paragraph-rsid="001661fc" style:font-weight-asian="bold" style:font-weight-complex="bold"/>
    </style:style>
    <style:style style:name="P15" style:family="paragraph" style:parent-style-name="Text_20_body">
      <style:paragraph-properties fo:margin-top="0in" fo:margin-bottom="0in" loext:contextual-spacing="false" fo:line-height="100%" style:writing-mode="page"/>
      <style:text-properties style:font-name="Liberation Mono" fo:font-weight="bold" officeooo:rsid="001661fc" officeooo:paragraph-rsid="001a826e" style:font-weight-asian="bold" style:font-weight-complex="bold"/>
    </style:style>
    <style:style style:name="P16" style:family="paragraph" style:parent-style-name="Standard">
      <style:paragraph-properties fo:margin-top="0in" fo:margin-bottom="0in" loext:contextual-spacing="false" style:writing-mode="page"/>
      <style:text-properties style:font-name="Liberation Mono" fo:font-weight="bold" officeooo:rsid="0018a0af" officeooo:paragraph-rsid="0018a0af" style:font-weight-asian="bold" style:font-weight-complex="bold"/>
    </style:style>
    <style:style style:name="P17" style:family="paragraph" style:parent-style-name="Text_20_body">
      <style:paragraph-properties fo:line-height="100%" style:writing-mode="page"/>
      <style:text-properties style:font-name="Liberation Mono" fo:font-weight="bold" officeooo:rsid="001661fc" officeooo:paragraph-rsid="001661fc" style:font-weight-asian="bold" style:font-weight-complex="bold"/>
    </style:style>
    <style:style style:name="P18" style:family="paragraph" style:parent-style-name="Text_20_body">
      <style:paragraph-properties fo:line-height="100%" style:writing-mode="page"/>
      <style:text-properties officeooo:rsid="000f1e68" officeooo:paragraph-rsid="00109092"/>
    </style:style>
    <style:style style:name="P19" style:family="paragraph" style:parent-style-name="Table_20_Contents">
      <style:text-properties officeooo:rsid="0014477f" officeooo:paragraph-rsid="0014477f"/>
    </style:style>
    <style:style style:name="P20" style:family="paragraph" style:parent-style-name="Table_20_Contents">
      <style:text-properties officeooo:rsid="0014477f" officeooo:paragraph-rsid="001813e7"/>
    </style:style>
    <style:style style:name="P21" style:family="paragraph" style:parent-style-name="Table_20_Contents">
      <style:paragraph-properties fo:text-align="center" style:justify-single-word="false"/>
      <style:text-properties fo:font-weight="bold" officeooo:rsid="0014477f" officeooo:paragraph-rsid="0014477f" style:font-weight-asian="bold" style:font-weight-complex="bold"/>
    </style:style>
    <style:style style:name="P22" style:family="paragraph" style:parent-style-name="Table_20_Contents">
      <style:paragraph-properties fo:text-align="center" style:justify-single-word="false"/>
      <style:text-properties fo:font-weight="bold" officeooo:rsid="0014477f" officeooo:paragraph-rsid="001813e7" style:font-weight-asian="bold" style:font-weight-complex="bold"/>
    </style:style>
    <style:style style:name="P23" style:family="paragraph" style:parent-style-name="Table_20_Contents">
      <style:text-properties officeooo:rsid="0015ce10" officeooo:paragraph-rsid="0015ce10"/>
    </style:style>
    <style:style style:name="P24" style:family="paragraph" style:parent-style-name="Table_20_Contents">
      <style:text-properties officeooo:rsid="0015ce10" officeooo:paragraph-rsid="001813e7"/>
    </style:style>
    <style:style style:name="P25" style:family="paragraph" style:parent-style-name="Standard">
      <style:text-properties style:font-name="Liberation Serif1" officeooo:rsid="0017fb7c" officeooo:paragraph-rsid="001813e7"/>
    </style:style>
    <style:style style:name="P26" style:family="paragraph" style:parent-style-name="Standard">
      <style:text-properties style:font-name="Liberation Serif1" officeooo:rsid="001bfd81" officeooo:paragraph-rsid="001bfd81"/>
    </style:style>
    <style:style style:name="P27" style:family="paragraph" style:parent-style-name="Standard">
      <style:text-properties officeooo:paragraph-rsid="0018a0af"/>
    </style:style>
    <style:style style:name="P28" style:family="paragraph" style:parent-style-name="Standard">
      <style:text-properties officeooo:paragraph-rsid="0018a0af"/>
    </style:style>
    <style:style style:name="P29" style:family="paragraph" style:parent-style-name="Standard">
      <style:text-properties style:font-name="Liberation Serif1" officeooo:rsid="0017fb7c" officeooo:paragraph-rsid="001813e7"/>
    </style:style>
    <style:style style:name="P30" style:family="paragraph" style:parent-style-name="Standard">
      <style:text-properties style:font-name="Liberation Serif1" officeooo:rsid="001d4782" officeooo:paragraph-rsid="001d4782"/>
    </style:style>
    <style:style style:name="P31" style:family="paragraph" style:parent-style-name="Standard">
      <style:text-properties style:font-name="Liberation Serif1" fo:font-weight="bold" officeooo:rsid="001d4782" officeooo:paragraph-rsid="001d4782" style:font-weight-asian="bold" style:font-weight-complex="bold"/>
    </style:style>
    <style:style style:name="P32" style:family="paragraph" style:parent-style-name="Text_20_body">
      <style:text-properties officeooo:rsid="0016ab74" officeooo:paragraph-rsid="000f1e68"/>
    </style:style>
    <style:style style:name="P33" style:family="paragraph" style:parent-style-name="Heading_20_1">
      <style:text-properties officeooo:rsid="001661fc" officeooo:paragraph-rsid="0016ab74"/>
    </style:style>
    <style:style style:name="T1" style:family="text">
      <style:text-properties officeooo:rsid="001deb4c"/>
    </style:style>
    <style:style style:name="T2" style:family="text">
      <style:text-properties officeooo:rsid="000f1e68"/>
    </style:style>
    <style:style style:name="T3" style:family="text">
      <style:text-properties style:font-name="Liberation Mono" fo:font-weight="bold" style:font-weight-asian="bold" style:font-weight-complex="bold"/>
    </style:style>
    <style:style style:name="T4" style:family="text">
      <style:text-properties style:font-name="Liberation Mono" fo:font-weight="bold" officeooo:rsid="00126130" style:font-weight-asian="bold" style:font-weight-complex="bold"/>
    </style:style>
    <style:style style:name="T5" style:family="text">
      <style:text-properties style:font-name="Liberation Mono" fo:font-weight="bold" officeooo:rsid="0014477f" style:font-weight-asian="bold" style:font-weight-complex="bold"/>
    </style:style>
    <style:style style:name="T6" style:family="text">
      <style:text-properties style:font-name="Liberation Mono" fo:font-weight="bold" officeooo:rsid="0015efa7" style:font-weight-asian="bold" style:font-weight-complex="bold"/>
    </style:style>
    <style:style style:name="T7" style:family="text">
      <style:text-properties style:font-name="Liberation Mono" fo:font-weight="bold" officeooo:rsid="0018a0af" style:font-weight-asian="bold" style:font-weight-complex="bold"/>
    </style:style>
    <style:style style:name="T8" style:family="text">
      <style:text-properties fo:color="#000000" style:font-name="monospace" fo:background-color="#ffffff" loext:char-shading-value="0"/>
    </style:style>
    <style:style style:name="T9" style:family="text">
      <style:text-properties fo:color="#000000" style:font-name="Liberation Mono" fo:font-weight="bold" fo:background-color="#ffffff"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style:font-name="monospace"/>
    </style:style>
    <style:style style:name="T12" style:family="text">
      <style:text-properties officeooo:rsid="00109092"/>
    </style:style>
    <style:style style:name="T13" style:family="text">
      <style:text-properties officeooo:rsid="00126130"/>
    </style:style>
    <style:style style:name="T14" style:family="text">
      <style:text-properties officeooo:rsid="0016ab74"/>
    </style:style>
    <style:style style:name="T15" style:family="text">
      <style:text-properties officeooo:rsid="0015efa7"/>
    </style:style>
    <style:style style:name="T16" style:family="text">
      <style:text-properties officeooo:rsid="0017fb7c"/>
    </style:style>
    <style:style style:name="T17" style:family="text">
      <style:text-properties style:font-name="Liberation Serif1" officeooo:rsid="0018a0af"/>
    </style:style>
    <style:style style:name="T18" style:family="text">
      <style:text-properties officeooo:rsid="001813e7"/>
    </style:style>
    <style:style style:name="T19" style:family="text">
      <style:text-properties officeooo:rsid="0018a0af"/>
    </style:style>
    <style:style style:name="T20" style:family="text">
      <style:text-properties officeooo:rsid="001a82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eys remap</text:p>
      <text:p text:style-name="P1">By White Fossa aka Artyom Vetrov</text:p>
      <text:p text:style-name="P2"><text:a xlink:type="simple" xlink:href="https://github.com/WhiteFossa/ThinkPad_x220_Tablet_Hints" text:style-name="Internet_20_link" text:visited-style-name="Visited_20_Internet_20_Link"><text:span text:style-name="T1">https://github.com/WhiteFossa/ThinkPad_x220_Tablet_Hints</text:span></text:a></text:p>
      <text:p text:style-name="P4"/>
      <text:p text:style-name="P5">Here I show how to remap keys on ThinkPad x220 Tablet keyboard under Debian 9.8.</text:p>
      <text:p text:style-name="P5">This laptop have keys “Back” and “Forward” near cursor keys. <text:span text:style-name="T2">I feel comfortable when this keys act as “Page Up” and “Page Down” respectively.</text:span></text:p>
      <text:p text:style-name="P32">Keys mapping in real console (Alt-F1 etc) and in X (grpahic) applications are different.</text:p>
      <text:h text:style-name="Heading_20_1" text:outline-level="1">a) Console keys mapping</text:h>
      <text:p text:style-name="P6">1) Determine target (in our case it’s Page Up and Page Down) keysym codes. There is many ways to do it. If target key exist on your keyboard (it’s our case) you can run <text:span text:style-name="T3">xev</text:span> and press interesting key (Hint from <text:a xlink:type="simple" xlink:href="http://xahlee.info/linux/linux_show_keycode_keysym.html" text:style-name="Internet_20_link" text:visited-style-name="Visited_20_Internet_20_Link">http://xahlee.info/linux/linux_show_keycode_keysym.html</text:a>, some keysyms are listed there too). Output similar to next will be displayed (Page Up is pressed):</text:p>
      <text:p text:style-name="P18"><text:span text:style-name="T8">KeyRelease event, serial 40, synthetic NO, window 0x6a00001, </text:span><text:span text:style-name="T11"><text:line-break/>   root 0xcc, subw 0x0, time 4939485, (628,271), root:(628,339), <text:line-break/>   state 0x0, keycode 112 (keysym 0xff55, Prior), same_screen YES, <text:line-break/>   XLookupString gives 0 bytes:  <text:line-break/>   XFilterEvent returns: False <text:line-break/></text:span></text:p>
      <text:p text:style-name="P7">As you can see keysim for Page Up is <text:span text:style-name="T3">Prior</text:span>. For Page Down it is <text:span text:style-name="T3">Next</text:span>.</text:p>
      <text:p text:style-name="P8"><text:span text:style-name="T12">If target key is not exist on your keyboard you can use </text:span><text:span text:style-name="Source_20_Text"><text:span text:style-name="T10">xmodmap -pke</text:span></text:span><text:span text:style-name="T12"> or look into sources: </text:span><text:a xlink:type="simple" xlink:href="https://askubuntu.com/questions/93772/where-do-i-find-a-list-of-all-x-keysyms-these-days" text:style-name="Internet_20_link" text:visited-style-name="Visited_20_Internet_20_Link"><text:span text:style-name="T12">https://askubuntu.com/questions/93772/where-do-i-find-a-list-of-all-x-keysyms-these-days</text:span></text:a></text:p>
      <text:p text:style-name="P9"><text:span text:style-name="T12">2) Get source keys (in our case it’s Back and Forward) keycodes. Run </text:span><text:span text:style-name="T3">showkey </text:span><text:span text:style-name="T4">--</text:span><text:span text:style-name="T5">keycodes</text:span> <text:span text:style-name="T13">and press desired keys (</text:span><text:a xlink:type="simple" xlink:href="https://wiki.archlinux.org/index.php/Keyboard_input#Using_showkey" text:style-name="Internet_20_link" text:visited-style-name="Visited_20_Internet_20_Link"><text:span text:style-name="T13">https://wiki.archlinux.org/index.php/Keyboard_input#Using_showkey</text:span></text:a><text:span text:style-name="T13">). In my case it worked from X, without need to go to console.</text:span></text:p>
      <table:table table:name="Table1" table:style-name="Table1">
        <table:table-column table:style-name="Table1.A"/>
        <table:table-column table:style-name="Table1.B"/>
        <table:table-row>
          <table:table-cell table:style-name="Table1.A1" office:value-type="string">
            <text:p text:style-name="P21">Key</text:p>
          </table:table-cell>
          <table:table-cell table:style-name="Table1.B1" office:value-type="string">
            <text:p text:style-name="P21"><text:span text:style-name="T16">Console k</text:span>eycode</text:p>
          </table:table-cell>
        </table:table-row>
        <table:table-row>
          <table:table-cell table:style-name="Table1.A2" office:value-type="string">
            <text:p text:style-name="P19">Back</text:p>
          </table:table-cell>
          <table:table-cell table:style-name="Table1.B2" office:value-type="string">
            <text:p text:style-name="P23">158</text:p>
          </table:table-cell>
        </table:table-row>
        <table:table-row>
          <table:table-cell table:style-name="Table1.A2" office:value-type="string">
            <text:p text:style-name="P19">Forward</text:p>
          </table:table-cell>
          <table:table-cell table:style-name="Table1.B2" office:value-type="string">
            <text:p text:style-name="P23">159</text:p>
          </table:table-cell>
        </table:table-row>
      </table:table>
      <text:p text:style-name="P11"/>
      <text:p text:style-name="P11"><text:span text:style-name="T15">3) Go to </text:span><text:span text:style-name="T6">/etc/console-setup/remap.inc</text:span><text:span text:style-name="T15"> and add mapping from keycode to keysym:</text:span></text:p>
      <text:p text:style-name="P17"># ThinkPad x220 Tablet keys mapping <text:span text:style-name="T20">(Console)</text:span>:</text:p>
      <text:p text:style-name="P14"><text:soft-page-break/># Back -&gt; Page Up</text:p>
      <text:p text:style-name="P14"># Forward -&gt; Page Down</text:p>
      <text:p text:style-name="P14">keycode 158 = Prior</text:p>
      <text:p text:style-name="P14">keycode 159 = Next</text:p>
      <text:p text:style-name="P10"/>
      <text:p text:style-name="P10">4) Reboot</text:p>
      <text:h text:style-name="P33" text:outline-level="1"><text:span text:style-name="T14">b</text:span>) <text:span text:style-name="T14">X</text:span> keys mapping</text:h>
      <text:p text:style-name="P12"><text:span text:style-name="T14">1) We need xmodmap to perform mapping. Install it via </text:span><text:span text:style-name="T9">apt-get install x11-xserver-utils</text:span></text:p>
      <text:p text:style-name="P13">2) Get X keycodes by calling <text:span text:style-name="T3">xev</text:span> and pressing target keys.</text:p>
      <table:table table:name="Table2" table:style-name="Table2">
        <table:table-column table:style-name="Table2.A"/>
        <table:table-column table:style-name="Table2.B"/>
        <table:table-row>
          <table:table-cell table:style-name="Table2.A1" office:value-type="string">
            <text:p text:style-name="P22">Key</text:p>
          </table:table-cell>
          <table:table-cell table:style-name="Table2.B1" office:value-type="string">
            <text:p text:style-name="P22"><text:span text:style-name="T18">X k</text:span>eycode</text:p>
          </table:table-cell>
        </table:table-row>
        <table:table-row>
          <table:table-cell table:style-name="Table2.A2" office:value-type="string">
            <text:p text:style-name="P20">Back</text:p>
          </table:table-cell>
          <table:table-cell table:style-name="Table2.B2" office:value-type="string">
            <text:p text:style-name="P24">1<text:span text:style-name="T18">66</text:span></text:p>
          </table:table-cell>
        </table:table-row>
        <table:table-row>
          <table:table-cell table:style-name="Table2.A2" office:value-type="string">
            <text:p text:style-name="P20">Forward</text:p>
          </table:table-cell>
          <table:table-cell table:style-name="Table2.B2" office:value-type="string">
            <text:p text:style-name="P24">1<text:span text:style-name="T18">67</text:span></text:p>
          </table:table-cell>
        </table:table-row>
      </table:table>
      <text:p text:style-name="P25"/>
      <text:p text:style-name="P27"><text:span text:style-name="T17">3) Create file </text:span><text:span text:style-name="T7">.Xmodmap</text:span><text:span text:style-name="T17"> in the your user directory with next content (see this link </text:span><text:a xlink:type="simple" xlink:href="https://wiki.archlinux.org/index.php/xmodmap#Custom_table" text:style-name="Internet_20_link" text:visited-style-name="Visited_20_Internet_20_Link"><text:span text:style-name="T17">https://wiki.archlinux.org/index.php/xmodmap#Custom_table</text:span></text:a> <text:span text:style-name="T19">to understand .Xmodmap file format):</text:span></text:p>
      <text:p text:style-name="P27"/>
      <text:p text:style-name="P16">keycode 166 = Prior NoSymbol Prior</text:p>
      <text:p text:style-name="P16">keycode 167 = Next NoSymbol Next</text:p>
      <text:p text:style-name="P25"/>
      <text:p text:style-name="P31">Comments aren’t allowed in .Xmodmap!</text:p>
      <text:p text:style-name="P30"/>
      <text:p text:style-name="P26">4) Log out and log in bac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Noto Sans Devanagari1" svg:font-family="'Noto Sans Devanagari'" style:font-family-generic="swiss"/>
    <style:font-face style:name="Liberation Mono" svg:font-family="'Liberation Mono'" style:font-pitch="fixed"/>
    <style:font-face style:name="Liberation Mono1"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0:24:40.691277373</meta:creation-date>
    <dc:date>2019-04-14T21:24:10.707543227</dc:date>
    <meta:editing-duration>PT47M39S</meta:editing-duration>
    <meta:editing-cycles>16</meta:editing-cycles>
    <meta:generator>LibreOffice/5.2.7.2$Linux_X86_64 LibreOffice_project/20m0$Build-2</meta:generator>
    <meta:document-statistic meta:table-count="2" meta:image-count="0" meta:object-count="0" meta:page-count="2" meta:paragraph-count="39" meta:word-count="351" meta:character-count="2285" meta:non-whitespace-character-count="1955"/>
  </office:meta>
</office:document-meta>
</file>